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f7736" officeooo:paragraph-rsid="001f773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9bdb4" officeooo:paragraph-rsid="0029bdb4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67261" officeooo:paragraph-rsid="00267261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style:text-underline-style="none" fo:font-weight="normal" officeooo:rsid="002fedff" officeooo:paragraph-rsid="002fedf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style:text-underline-style="none" fo:font-weight="normal" officeooo:rsid="002e6f9f" officeooo:paragraph-rsid="002e6f9f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2cc4e6" officeooo:paragraph-rsid="002e6f9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38e5a" officeooo:paragraph-rsid="00338e5a" style:font-size-asian="13.1000003814697pt" style:font-weight-asian="bold" style:font-size-complex="15pt" style:font-weight-complex="bold"/>
    </style:style>
    <style:style style:name="P15" style:family="paragraph" style:parent-style-name="Standard" style:list-style-name="L1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officeooo:rsid="001f7736" officeooo:paragraph-rsid="001f7736" style:font-size-asian="10.5pt" style:font-size-complex="12pt"/>
    </style:style>
    <style:style style:name="P18" style:family="paragraph" style:parent-style-name="Standard" style:list-style-name="L3">
      <style:text-properties fo:font-size="12pt" officeooo:rsid="001fe3d0" officeooo:paragraph-rsid="001fe3d0" style:font-size-asian="10.5pt" style:font-size-complex="12pt"/>
    </style:style>
    <style:style style:name="P19" style:family="paragraph" style:parent-style-name="Standard" style:list-style-name="L4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text-properties fo:font-size="12pt" style:text-underline-style="none" fo:font-weight="normal" officeooo:rsid="0029bdb4" officeooo:paragraph-rsid="0029bdb4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text-properties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4" style:family="paragraph" style:parent-style-name="Standard" style:list-style-name="L7">
      <style:text-properties fo:font-size="12pt" style:text-underline-style="solid" style:text-underline-width="auto" style:text-underline-color="font-color" fo:font-weight="bold" officeooo:rsid="002b0f3a" officeooo:paragraph-rsid="002b0f3a" style:font-size-asian="10.5pt" style:font-weight-asian="bold" style:font-size-complex="12pt" style:font-weight-complex="bold"/>
    </style:style>
    <style:style style:name="P25" style:family="paragraph" style:parent-style-name="Standard" style:list-style-name="L7">
      <style:text-properties style:text-position="0% 100%" fo:font-size="12pt" style:text-underline-style="none" fo:font-weight="normal" officeooo:rsid="002b0f3a" officeooo:paragraph-rsid="002b0f3a" style:font-size-asian="10.5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text-position="0% 100%" fo:font-size="12pt" style:text-underline-style="none" fo:font-weight="normal" officeooo:rsid="0030ff79" officeooo:paragraph-rsid="0030ff79" style:font-size-asian="10.5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justify" style:justify-single-word="false"/>
      <style:text-properties style:text-position="0% 100%" fo:font-size="12pt" style:text-underline-style="none" fo:font-weight="normal" officeooo:rsid="0034838d" officeooo:paragraph-rsid="0034838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7ee45" officeooo:paragraph-rsid="0037ee45" style:font-size-asian="10.5pt" style:font-weight-asian="normal" style:font-size-complex="12pt" style:font-weight-complex="normal"/>
    </style:style>
    <style:style style:name="P29" style:family="paragraph" style:parent-style-name="Standard" style:list-style-name="L16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1721" officeooo:paragraph-rsid="0038172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1721" officeooo:paragraph-rsid="00381721" style:font-size-asian="10.5pt" style:font-weight-asian="normal" style:font-size-complex="12pt" style:font-weight-complex="normal"/>
    </style:style>
    <style:style style:name="P31" style:family="paragraph" style:parent-style-name="Standard" style:list-style-name="L18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1721" officeooo:paragraph-rsid="0038172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31c1" officeooo:paragraph-rsid="003831c1" style:font-size-asian="10.5pt" style:font-weight-asian="normal" style:font-size-complex="12pt" style:font-weight-complex="normal"/>
    </style:style>
    <style:style style:name="P33" style:family="paragraph" style:parent-style-name="Standard" style:list-style-name="L21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31c1" officeooo:paragraph-rsid="003831c1" style:font-size-asian="10.5pt" style:font-weight-asian="normal" style:font-size-complex="12pt" style:font-weight-complex="normal"/>
    </style:style>
    <style:style style:name="P34" style:family="paragraph" style:parent-style-name="Standard" style:list-style-name="L21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831c1" officeooo:paragraph-rsid="0039ab50" style:font-size-asian="10.5pt" style:font-weight-asian="normal" style:font-size-complex="12pt" style:font-weight-complex="normal"/>
    </style:style>
    <style:style style:name="P35" style:family="paragraph" style:parent-style-name="Standard" style:list-style-name="L24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normal" officeooo:rsid="0039ab50" officeooo:paragraph-rsid="0039ab5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bold" officeooo:rsid="00381721" officeooo:paragraph-rsid="00381721" style:font-size-asian="10.5pt" style:font-weight-asian="bold" style:font-size-complex="12pt" style:font-weight-complex="bold"/>
    </style:style>
    <style:style style:name="P37" style:family="paragraph" style:parent-style-name="Standard" style:list-style-name="L19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bold" officeooo:rsid="003831c1" officeooo:paragraph-rsid="003831c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text-position="0% 100%" fo:font-size="12pt" style:text-underline-style="solid" style:text-underline-width="auto" style:text-underline-color="font-color" fo:font-weight="bold" officeooo:rsid="003831c1" officeooo:paragraph-rsid="003831c1" style:font-size-asian="10.5pt" style:font-weight-asian="bold" style:font-size-complex="12pt" style:font-weight-complex="bold"/>
    </style:style>
    <style:style style:name="P39" style:family="paragraph" style:parent-style-name="Standard" style:list-style-name="L8">
      <style:text-properties officeooo:paragraph-rsid="002e6f9f"/>
    </style:style>
    <style:style style:name="P40" style:family="paragraph" style:parent-style-name="Standard" style:list-style-name="L8">
      <style:text-properties officeooo:rsid="002fb526" officeooo:paragraph-rsid="002fb526"/>
    </style:style>
    <style:style style:name="P41" style:family="paragraph" style:parent-style-name="Standard" style:list-style-name="L9">
      <style:text-properties officeooo:rsid="002fedff" officeooo:paragraph-rsid="002fedff"/>
    </style:style>
    <style:style style:name="P42" style:family="paragraph" style:parent-style-name="Standard" style:list-style-name="L10">
      <style:paragraph-properties fo:text-align="justify" style:justify-single-word="false"/>
      <style:text-properties officeooo:paragraph-rsid="00338e5a"/>
    </style:style>
    <style:style style:name="P43" style:family="paragraph" style:parent-style-name="Standard" style:list-style-name="L10">
      <style:paragraph-properties fo:text-align="justify" style:justify-single-word="false"/>
      <style:text-properties officeooo:paragraph-rsid="0033db28"/>
    </style:style>
    <style:style style:name="P44" style:family="paragraph" style:parent-style-name="Standard" style:list-style-name="L15">
      <style:paragraph-properties fo:text-align="justify" style:justify-single-word="false"/>
      <style:text-properties officeooo:paragraph-rsid="00381721"/>
    </style:style>
    <style:style style:name="P45" style:family="paragraph" style:parent-style-name="Standard" style:list-style-name="L16">
      <style:paragraph-properties fo:text-align="justify" style:justify-single-word="false"/>
      <style:text-properties officeooo:paragraph-rsid="00381721"/>
    </style:style>
    <style:style style:name="P46" style:family="paragraph" style:parent-style-name="Standard">
      <style:paragraph-properties fo:text-align="justify" style:justify-single-word="false"/>
      <style:text-properties officeooo:paragraph-rsid="00381721"/>
    </style:style>
    <style:style style:name="P47" style:family="paragraph" style:parent-style-name="Standard" style:list-style-name="L22">
      <style:paragraph-properties fo:text-align="justify" style:justify-single-word="false"/>
      <style:text-properties officeooo:paragraph-rsid="0039ab50"/>
    </style:style>
    <style:style style:name="P48" style:family="paragraph" style:parent-style-name="Standard" style:list-style-name="L10">
      <style:paragraph-properties fo:text-align="justify" style:justify-single-word="false"/>
      <style:text-properties officeooo:rsid="0034838d" officeooo:paragraph-rsid="0034838d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381721"/>
    </style:style>
    <style:style style:name="T6" style:family="text">
      <style:text-properties style:text-position="sub 58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officeooo:rsid="002e6f9f"/>
    </style:style>
    <style:style style:name="T10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2cc4e6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2e6f9f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none" fo:font-weight="normal" officeooo:rsid="002fedff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none" fo:font-weight="normal" officeooo:rsid="003388c1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338e5a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style:text-underline-style="none" fo:font-weight="normal" officeooo:rsid="0033db28" style:font-size-asian="10.5pt" style:font-weight-asian="normal" style:font-size-complex="12pt" style:font-weight-complex="normal"/>
    </style:style>
    <style:style style:name="T17" style:family="text">
      <style:text-properties style:text-position="0% 100%" fo:font-size="12pt" style:text-underline-style="none" fo:font-weight="normal" officeooo:rsid="0034838d" style:font-size-asian="10.5pt" style:font-weight-asian="normal" style:font-size-complex="12pt" style:font-weight-complex="normal"/>
    </style:style>
    <style:style style:name="T18" style:family="text">
      <style:text-properties style:text-position="0% 100%" fo:font-size="12pt" style:text-underline-style="none" fo:font-weight="normal" officeooo:rsid="0037ee45" style:font-size-asian="10.5pt" style:font-weight-asian="normal" style:font-size-complex="12pt" style:font-weight-complex="normal"/>
    </style:style>
    <style:style style:name="T19" style:family="text">
      <style:text-properties style:text-position="0% 100%" fo:font-size="12pt" style:text-underline-style="none" fo:font-weight="normal" officeooo:rsid="00381721" style:font-size-asian="10.5pt" style:font-weight-asian="normal" style:font-size-complex="12pt" style:font-weight-complex="normal"/>
    </style:style>
    <style:style style:name="T20" style:family="text">
      <style:text-properties style:text-position="0% 100%" fo:font-size="12pt" style:text-underline-style="none" fo:font-weight="normal" officeooo:rsid="0039ab50" style:font-size-asian="10.5pt" style:font-weight-asian="normal" style:font-size-complex="12pt" style:font-weight-complex="normal"/>
    </style:style>
    <style:style style:name="T21" style:family="text">
      <style:text-properties style:text-position="0% 100%" fo:font-size="12pt" style:text-underline-style="none" fo:font-weight="bold" officeooo:rsid="00338e5a" style:font-size-asian="10.5pt" style:font-weight-asian="bold" style:font-size-complex="12pt" style:font-weight-complex="bold"/>
    </style:style>
    <style:style style:name="T22" style:family="text">
      <style:text-properties style:text-position="0% 100%" fo:font-size="12pt" style:text-underline-style="solid" style:text-underline-width="auto" style:text-underline-color="font-color" fo:font-weight="normal" officeooo:rsid="00338e5a" style:font-size-asian="10.5pt" style:font-weight-asian="normal" style:font-size-complex="12pt" style:font-weight-complex="normal"/>
    </style:style>
    <style:style style:name="T23" style:family="text">
      <style:text-properties style:text-position="0% 100%" fo:font-size="12pt" style:text-underline-style="solid" style:text-underline-width="auto" style:text-underline-color="font-color" fo:font-weight="normal" officeooo:rsid="0037ee45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10">npr. klik na ikono, vpis ukazne vrstice</text:p>
      <text:p text:style-name="P10">Zunanji dogodki</text:p>
      <text:list xml:id="list1687653069" text:style-name="L1">
        <text:list-item>
          <text:p text:style-name="P15">poskus vdora</text:p>
        </text:list-item>
        <text:list-item>
          <text:p text:style-name="P15">zahteva po komunikaciji</text:p>
        </text:list-item>
      </text:list>
      <text:p text:style-name="P10">Notranji dogodki</text:p>
      <text:list xml:id="list3223265948" text:style-name="L2">
        <text:list-item>
          <text:p text:style-name="P16">deljenje z 0</text:p>
        </text:list-item>
        <text:list-item>
          <text:p text:style-name="P16">konec prenosa podatkov disk → glavni pomnilnik</text:p>
        </text:list-item>
        <text:list-item>
          <text:p text:style-name="P16">nedovoljen dostop do pomn. lokacije</text:p>
        </text:list-item>
      </text:list>
      <text:p text:style-name="P1">Prekinitvene zahteve</text:p>
      <text:p text:style-name="P5">Vrste prekinitve</text:p>
      <text:list xml:id="list63677107" text:style-name="L3">
        <text:list-item>
          <text:p text:style-name="P17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17">programske – <text:span text:style-name="T1">sprozi jih tekoci proces</text:span></text:p>
          <text:list>
            <text:list-item>
              <text:p text:style-name="P18">past (deljenje z 0; nedovoljen ukaz…)</text:p>
            </text:list-item>
            <text:list-item>
              <text:p text:style-name="P18">sistemski klic</text:p>
            </text:list-item>
          </text:list>
        </text:list-item>
      </text:list>
      <text:p text:style-name="P3">V obeh primerih (a, b) bo CPE prekinil tekoc<text:span text:style-name="T2">e</text:span> opravil<text:span text:style-name="T2">o</text:span> in se posvetil dogodku</text:p>
      <text:p text:style-name="P4">Potek prekinitve</text:p>
      <text:p text:style-name="P9">Ko se pojavi STOJ!</text:p>
      <text:list xml:id="list895230891" text:style-name="L4">
        <text:list-item>
          <text:p text:style-name="P19">CPE prekine tekoce opravilo</text:p>
        </text:list-item>
        <text:list-item>
          <text:p text:style-name="P19">izvede prekinitveni servisni program (PSP), s katerim se odzove na dogodek</text:p>
        </text:list-item>
        <text:list-item>
          <text:p text:style-name="P19">nadaljuje prekinjeno opravilo </text:p>
        </text:list-item>
      </text:list>
      <text:p text:style-name="P4">Izvedbe prekinitev</text:p>
      <text:list xml:id="list1481084566" text:style-name="L5">
        <text:list-item>
          <text:p text:style-name="P20">programsko izprasevanje (polling)</text:p>
        </text:list-item>
        <text:list-item>
          <text:p text:style-name="P20">vektorsko prekinjanje</text:p>
        </text:list-item>
      </text:list>
      <text:p text:style-name="P7">Programsko izprasevanje</text:p>
      <text:p text:style-name="P8">ko se pojavi STOJ!</text:p>
      <text:list xml:id="list732514177" text:style-name="L6">
        <text:list-item>
          <text:p text:style-name="P21">CPE prekine tekoce opravilo</text:p>
        </text:list-item>
        <text:list-item>
          <text:p text:style-name="P21">zazene se skupni PSP (interrupt handler), ki ugotovi, od kje je prisla prekinitvena zahteva</text:p>
        </text:list-item>
        <text:list-item>
          <text:p text:style-name="P21">potem se zazene ustrezni PSP</text:p>
        </text:list-item>
        <text:list-item>
          <text:p text:style-name="P21">nadaljuje se prekinjeno opravilo</text:p>
          <text:p text:style-name="P22">+ enostavnost</text:p>
          <text:p text:style-name="P22">- pocasnost</text:p>
        </text:list-item>
      </text:list>
      <text:p text:style-name="P6">Vektorsko prekinjanje</text:p>
      <text:list xml:id="list2385310573" text:style-name="L7">
        <text:list-item>
          <text:p text:style-name="P23">v gl. pomnilniku je prekinitveni vektor</text:p>
        </text:list-item>
        <text:list-item>
          <text:p text:style-name="P23">naprave (izvor) poslje se podatke za prek. vektor</text:p>
        </text:list-item>
        <text:list-item>
          <text:p text:style-name="P23">CPE prekine tekoe opravilo (shrani PC na sklad)</text:p>
        </text:list-item>
        <text:list-item>
          <text:p text:style-name="P24"><text:span text:style-name="T4">uporabi i da prebere A</text:span><text:span text:style-name="T6">i</text:span><text:span text:style-name="T8"> in ga vpise v PC</text:span><text:span text:style-name="T4"> </text:span></text:p>
        </text:list-item>
        <text:list-item>
          <text:p text:style-name="P24"><text:span text:style-name="T4">izvede PSP</text:span><text:span text:style-name="T6">i</text:span></text:p>
        </text:list-item>
        <text:list-item>
          <text:p text:style-name="P25">nadaljuje preninjeno delo (s sklada vzame PC, … in restavrira stanje procesorja ob prekinitvi)</text:p>
        </text:list-item>
      </text:list>
      <text:p text:style-name="P13">Prekinjanje prekinitev</text:p>
      <text:list xml:id="list2082903366" text:style-name="L8">
        <text:list-item>
          <text:p text:style-name="P39"><text:span text:style-name="T11">Vecinoma se PSP lahko zopet prekine </text:span><text:span text:style-name="T12">(gnezdene prekinitve)</text:span></text:p>
        </text:list-item>
        <text:list-item>
          <text:p text:style-name="P40"><text:span text:style-name="T12">t</text:span><text:span text:style-name="T10">u se uporabljajo prioritete prekinitvenih zahtev</text:span></text:p>
        </text:list-item>
        <text:list-item>
          <text:p text:style-name="P40"><text:span text:style-name="T10">tako pre</text:span><text:span text:style-name="T13">k</text:span><text:span text:style-name="T10">injanje lahko prinasa nevarnosti, ki se jih moramo zavedati</text:span></text:p>
          <text:p text:style-name="P26">+ vecja prilagodljivost</text:p>
          <text:p text:style-name="P26">- potrebna pozornost pri programiranju</text:p>
        </text:list-item>
      </text:list>
      <text:p text:style-name="P11">Brez gnezdenih prekinitev</text:p>
      <text:list xml:id="list2053780913" text:style-name="L9">
        <text:list-item>
          <text:p text:style-name="P41"><text:span text:style-name="T10">obicajno enostavnejse </text:span><text:span text:style-name="T14">naprave</text:span></text:p>
        </text:list-item>
      </text:list>
      <text:p text:style-name="P12"/>
      <text:p text:style-name="P14"><text:span text:style-name="T9">V</text:span><text:span text:style-name="T7">hod in izhod racunalniskega sistema</text:span></text:p>
      <text:list xml:id="list2662231854" text:style-name="L10">
        <text:list-item>
          <text:p text:style-name="P42"><text:span text:style-name="T22">V/I sistem</text:span><text:span text:style-name="T21"> </text:span><text:span text:style-name="T15">= V/I naprave + krmilniki, ki skrbijo za te naprave + programi za V/I operacije</text:span></text:p>
        </text:list-item>
        <text:list-item>
          <text:p text:style-name="P43"><text:span text:style-name="T16">Krmilnik: skrbi za podrobnosti pri prenosu podatkov med V/I in svojim pomnilnikom (npr. opazuje stanje V/I naprave, </text:span><text:span text:style-name="T17">popravlja napake pri prenosu</text:span><text:span text:style-name="T16">)</text:span></text:p>
        </text:list-item>
        <text:list-item>
          <text:p text:style-name="P48"><text:span text:style-name="T16">r</text:span><text:span text:style-name="T10">egistri</text:span></text:p>
          <text:list>
            <text:list-item>
              <text:p text:style-name="P27">statusni registri (stanje V/I naprave)</text:p>
            </text:list-item>
            <text:list-item>
              <text:p text:style-name="P27">ukazni register (ukaz, ki naj ga izvede)</text:p>
            </text:list-item>
            <text:list-item>
              <text:p text:style-name="P27">podatkovni register/pomnilnik</text:p>
            </text:list-item>
          </text:list>
        </text:list-item>
      </text:list>
      <text:p text:style-name="P46"><text:span text:style-name="T23">Potek V/I operacij</text:span></text:p>
      <text:p text:style-name="P46"><text:span text:style-name="T19"><text:tab/>1. </text:span><text:span text:style-name="T18">CPE vpise podatke v registre (pomnilnik krmilnika</text:span></text:p>
      <text:list xml:id="list1234479062" text:style-name="L15">
        <text:list-item>
          <text:list>
            <text:list-item>
              <text:p text:style-name="P44"><text:span text:style-name="T18">npr. branje z diska: vpise se naslov sektorja (v podatkovni register)</text:span></text:p>
            </text:list-item>
          </text:list>
        </text:list-item>
      </text:list>
      <text:p text:style-name="P28"><text:span text:style-name="T3"><text:tab/><text:tab/><text:tab/><text:tab/> <text:s text:c="2"/>vpise se ukaz: beri (v ukazni register</text:span><text:span text:style-name="T5">)</text:span></text:p>
      <text:list xml:id="list1447061296" text:style-name="L16">
        <text:list-header>
          <text:p text:style-name="P45"><text:span text:style-name="T19">2. krmilnik razpozna ukaz in parametre in to dvoje pretvori v zaporedje obseznejsih operacij/ukazov, ki jih razume V/I naprava</text:span></text:p>
          <text:list>
            <text:list-item>
              <text:p text:style-name="P45"><text:span text:style-name="T19">npr. branje: krmilnik poskrbi za premik glave na ustrezno sled</text:span></text:p>
              <text:list>
                <text:list-item>
                  <text:list>
                    <text:list-header>
                      <text:p text:style-name="P29"><text:span text:style-name="T3"><text:s/>prepoznavanje zacetka clijnega sektorja</text:span></text:p>
                      <text:p text:style-name="P29"><text:span text:style-name="T3"><text:s/>branje bitov s sektorja in sestavljanje bajtov</text:span></text:p>
                      <text:p text:style-name="P29"><text:span text:style-name="T3"><text:s/>preverjanje pravilnosti prenosa/zahtevo po ponovitvi</text:span></text:p>
                      <text:p text:style-name="P29"><text:span text:style-name="T3"><text:s/>vpis v lokalni pomnilnik krmilnika</text:span></text:p>
                    </text:list-header>
                  </text:list>
                </text:list-item>
              </text:list>
            </text:list-item>
          </text:list>
          <text:p text:style-name="P29"><text:span text:style-name="T3">3. ko krmilnik operacijo konca, poslje STOJ! v CPE</text:span></text:p>
        </text:list-header>
      </text:list>
      <text:p text:style-name="P30"><text:span text:style-name="T3">Narocilo za V/I operacijo (npr. beri) je izdal nek proces, narocnik</text:span></text:p>
      <text:p text:style-name="P30"><text:span text:style-name="T3">Kaj v casu med 1 in 3 pocne narocnik?</text:span></text:p>
      <text:p text:style-name="P30"><text:span text:style-name="T3">ODG: Locimo dva pristopa:</text:span></text:p>
      <text:list xml:id="list4134851482" text:style-name="L18">
        <text:list-item>
          <text:p text:style-name="P31"><text:span text:style-name="T3">sinhorni V/I</text:span></text:p>
        </text:list-item>
        <text:list-item>
          <text:p text:style-name="P31"><text:span text:style-name="T3">asinhroni V/I</text:span></text:p>
        </text:list-item>
      </text:list>
      <text:p text:style-name="P36"><text:span text:style-name="T3">Sinhroni V/I</text:span></text:p>
      <text:p text:style-name="P36"><text:span text:style-name="T4">Narocnih caka na (3)</text:span></text:p>
      <text:list xml:id="list934718953" text:style-name="L19">
        <text:list-item>
          <text:p text:style-name="P37"><text:span text:style-name="T4">wait</text:span></text:p>
        </text:list-item>
        <text:list-item>
          <text:p text:style-name="P37"><text:span text:style-name="T4">loop: jml Loop</text:span></text:p>
        </text:list-item>
        <text:list-item>
          <text:p text:style-name="P37"><text:span text:style-name="T4">preverjanje statusnega registra krmilniks</text:span></text:p>
          <text:p text:style-name="P37"><text:span text:style-name="T4">+ cas</text:span></text:p>
          <text:p text:style-name="P37"><text:span text:style-name="T4">- procesor slabo izkoriscen</text:span></text:p>
        </text:list-item>
      </text:list>
      <text:p text:style-name="P38"><text:span text:style-name="T3">Asinhroni V/I</text:span></text:p>
      <text:p text:style-name="P32"><text:span text:style-name="T3">Narocnik sprva nadaljuje po svojem programu, toda v nadaljevanju je mozno marikaj:</text:span></text:p>
      <text:list xml:id="list3430077067" text:style-name="L21">
        <text:list-item>
          <text:p text:style-name="P33"><text:span text:style-name="T3">lahko nadaljuje brez zatikanja (zaradi izdane V/I operacije)</text:span></text:p>
        </text:list-item>
      </text:list>
      <text:list xml:id="list2177082772" text:style-name="L22">
        <text:list-item>
          <text:list>
            <text:list-item>
              <text:p text:style-name="P47"><text:span text:style-name="T20">npr narocnik je narocil tiskanje podatkov</text:span></text:p>
            </text:list-item>
          </text:list>
        </text:list-item>
      </text:list>
      <text:list xml:id="list114551236954835" text:continue-list="list3430077067" text:style-name="L21">
        <text:list-item>
          <text:p text:style-name="P34"><text:span text:style-name="T3">lahko se hitro izkaze, da ne more nadaljevati</text:span></text:p>
        </text:list-item>
      </text:list>
      <text:list xml:id="list274427745" text:style-name="L24">
        <text:list-item>
          <text:p text:style-name="P35"><text:span text:style-name="T3">npr narocnik zahteva branje podatkov z diska, da jih bo takoj obdelal</text:span></text:p>
        </text:list-item>
        <text:list-item>
          <text:p text:style-name="P35"><text:span text:style-name="T3">tedaj narocnik sebe blokira</text:span></text:p>
        </text:list-item>
      </text:list>
      <text:p text:style-name="P30"><text:span text:style-name="T3"/></text:p>
      <text:p text:style-name="P30"><text:span text:style-name="T3"/></text:p>
      <text:p text:style-name="P2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1:45:49.202860841</dc:date>
    <meta:editing-duration>PT47M49S</meta:editing-duration>
    <meta:editing-cycles>21</meta:editing-cycles>
    <meta:generator>LibreOffice/6.1.5.2$Linux_X86_64 LibreOffice_project/10$Build-2</meta:generator>
    <meta:document-statistic meta:table-count="0" meta:image-count="0" meta:object-count="0" meta:page-count="2" meta:paragraph-count="84" meta:word-count="539" meta:character-count="3254" meta:non-whitespace-character-count="2841"/>
  </office:meta>
</office:document-meta>
</file>